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6.56cm" svg:height="1.17cm" svg:x="4.2cm" svg:y="3.5cm">
          <draw:text-box>
            <text:p>Libreoffice Draw te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10:17.217069246</meta:creation-date>
    <dc:date>2025-07-10T11:11:50.762051701</dc:date>
    <meta:editing-duration>PT1M34S</meta:editing-duration>
    <meta:editing-cycles>1</meta:editing-cycles>
    <meta:document-statistic meta:object-count="1"/>
    <meta:generator>LibreOffice/6.4.7.2$Linux_X86_64 LibreOffice_project/40$Build-2</meta:generator>
  </office:meta>
</office:document-meta>
</file>